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300" table:style-name="ce10">
            <text:p>3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400" table:style-name="ce10">
            <text:p>4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20" table:style-name="ce10">
            <text:p>12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20" table:style-name="ce10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2" table:style-name="ce10">
            <text:p>12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90" table:style-name="ce10">
            <text:p>9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50" table:style-name="ce10">
            <text:p>3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700" table:style-name="ce10">
            <text:p>7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80" table:style-name="ce16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452" table:formula="of:=SUM([.E2:.E54])" table:style-name="ce16">
            <text:p>3452</text:p>
          </table:table-cell>
          <table:table-cell table:number-columns-repeated="16379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5-21T09:18:58Z</dc:date>
    <meta:print-date>2024-03-12T10:36:39Z</meta:print-date>
    <meta:editing-cycles>90</meta:editing-cycles>
    <meta:editing-duration>PT110810S</meta:editing-duration>
  </office:meta>
</office:document-meta>
</file>